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81fc" officeooo:paragraph-rsid="001781f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781fc" officeooo:paragraph-rsid="001781fc" style:font-size-asian="18pt" style:font-size-complex="18pt"/>
    </style:style>
    <style:style style:name="P3" style:family="paragraph" style:parent-style-name="Standard">
      <style:text-properties fo:font-size="14pt" officeooo:rsid="001781fc" officeooo:paragraph-rsid="001781fc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ALAH DASAR PENGEMBANGAN WEB</text:p>
      <text:p text:style-name="P1"/>
      <text:p text:style-name="P1"/>
      <text:p text:style-name="P3">BAB 1: KOMPONEN WEB (LANDING PAGE)</text:p>
      <text:p text:style-name="P3">**1.1 Struktur Dasar**</text:p>
      <text:p text:style-name="P3">- Header: Bagian atas berisi logo dan navigasi utama</text:p>
      <text:p text:style-name="P3">- Hero Section: Area utama dengan pesan inti dan CTA</text:p>
      <text:p text:style-name="P3">- Konten Utama: Penjelasan produk/layanan</text:p>
      <text:p text:style-name="P3">- Footer: Informasi kontak dan hak cipta</text:p>
      <text:p text:style-name="P3"/>
      <text:p text:style-name="P3">**1.2 Fungsi Masing-masing Komponen**</text:p>
      <text:p text:style-name="P3">- Header: Membangun identitas brand</text:p>
      <text:p text:style-name="P3">- CTA Button: Mengarahkan pengunjung ke tindakan</text:p>
      <text:p text:style-name="P3">- Testimonial: Meningkatkan kredibilitas</text:p>
      <text:p text:style-name="P3"/>
      <text:p text:style-name="P3">**Ilustrasi:**</text:p>
      <text:p text:style-name="P3">```</text:p>
      <text:p text:style-name="P3">[Header]</text:p>
      <text:p text:style-name="P3">[Hero Section - Gambar Latar + CTA]</text:p>
      <text:p text:style-name="P3">[Fitur Utama]</text:p>
      <text:p text:style-name="P3">[Testimonial]</text:p>
      <text:p text:style-name="P3">[Footer]</text:p>
      <text:p text:style-name="P3">```</text:p>
      <text:p text:style-name="P3"/>
      <text:p text:style-name="P3">---</text:p>
      <text:p text:style-name="P3"/>
      <text:p text:style-name="P3">BAB 2: KEGUNAAN KODE META</text:p>
      <text:p text:style-name="P3"/>
      <text:p text:style-name="P3">**2.1 Jenis-jenis Meta Tag**</text:p>
      <text:p text:style-name="P3">1. **Meta Dasar**:</text:p>
      <text:p text:style-name="P3"><text:s text:c="3"/>- `charset`: Penentuan encoding karakter</text:p>
      <text:p text:style-name="P3"><text:s text:c="3"/>- `viewport`: Pengaturan tampilan mobile</text:p>
      <text:p text:style-name="P3"/>
      <text:p text:style-name="P3">2. **Meta SEO**:</text:p>
      <text:p text:style-name="P3"><text:s text:c="3"/>- `description`: Deskripsi halaman</text:p>
      <text:p text:style-name="P3"><text:s text:c="3"/>- `robots`: Instruksi untuk crawler</text:p>
      <text:p text:style-name="P3"/>
      <text:p text:style-name="P3">3. **Meta Media Sosial**:</text:p>
      <text:p text:style-name="P3"><text:s text:c="3"/>- `og:title`: Judul untuk platform sosial</text:p>
      <text:p text:style-name="P3"><text:s text:c="3"/>- `twitter:card`: Tipe tampilan di Twitter</text:p>
      <text:p text:style-name="P3"/>
      <text:p text:style-name="P3">**2.2 Contoh Implementasi**</text:p>
      <text:p text:style-name="P3">```html</text:p>
      <text:p text:style-name="P3">&lt;head&gt;</text:p>
      <text:p text:style-name="P3"><text:soft-page-break/><text:s text:c="2"/>&lt;meta charset="UTF-8"&gt;</text:p>
      <text:p text:style-name="P3"><text:s text:c="2"/>&lt;meta name="viewport" content="width=device-width, initial-scale=1.0"&gt;</text:p>
      <text:p text:style-name="P3"><text:s text:c="2"/>&lt;meta name="description" content="Deskripsi halaman"&gt;</text:p>
      <text:p text:style-name="P3">&lt;/head&gt;</text:p>
      <text:p text:style-name="P3">```</text:p>
      <text:p text:style-name="P3"/>
      <text:p text:style-name="P3">---</text:p>
      <text:p text:style-name="P3"/>
      <text:p text:style-name="P3">#### **BAB 3: PENJELASAN TAG DIV**</text:p>
      <text:p text:style-name="P3">**3.1 Konsep Dasar**</text:p>
      <text:p text:style-name="P3">- Elemen blok generik</text:p>
      <text:p text:style-name="P3">- Berfungsi sebagai container</text:p>
      <text:p text:style-name="P3">- Tidak memiliki makna semantik</text:p>
      <text:p text:style-name="P3"/>
      <text:p text:style-name="P3">**3.2 Penggunaan Umum**</text:p>
      <text:p text:style-name="P3">1. Pengelompokan Elemen:</text:p>
      <text:p text:style-name="P3"><text:s text:c="3"/>```html</text:p>
      <text:p text:style-name="P3"><text:s text:c="3"/>&lt;div class="container"&gt;</text:p>
      <text:p text:style-name="P3"><text:s text:c="5"/>&lt;div class="header"&gt;...&lt;/div&gt;</text:p>
      <text:p text:style-name="P3"><text:s text:c="5"/>&lt;div class="content"&gt;...&lt;/div&gt;</text:p>
      <text:p text:style-name="P3"><text:s text:c="3"/>&lt;/div&gt;</text:p>
      <text:p text:style-name="P3"><text:s text:c="3"/>```</text:p>
      <text:p text:style-name="P3"/>
      <text:p text:style-name="P3">2. **Styling dengan CSS**:</text:p>
      <text:p text:style-name="P3"><text:s text:c="3"/>```css</text:p>
      <text:p text:style-name="P3"><text:s text:c="3"/>.container {</text:p>
      <text:p text:style-name="P3"><text:s text:c="5"/>width: 80%;</text:p>
      <text:p text:style-name="P3"><text:s text:c="5"/>margin: auto;</text:p>
      <text:p text:style-name="P3"><text:s text:c="3"/>}</text:p>
      <text:p text:style-name="P3"><text:s text:c="3"/>```</text:p>
      <text:p text:style-name="P3"/>
      <text:p text:style-name="P3">**3.3 Keunggulan**</text:p>
      <text:p text:style-name="P3">- Fleksibilitas tinggi</text:p>
      <text:p text:style-name="P3">- Dukungan penuh untuk CSS modern</text:p>
      <text:p text:style-name="P3">- Struktur kode lebih bersih</text:p>
      <text:p text:style-name="P3"/>
      <text:p text:style-name="P3">---</text:p>
      <text:p text:style-name="P3"/>
      <text:p text:style-name="P3">BAB 4: BORDER DALAM TAG TABEL HTML</text:p>
      <text:p text:style-name="P3"/>
      <text:p text:style-name="P3">**4.1 Atribut Dasar**</text:p>
      <text:p text:style-name="P3">- `border`: Ketebalan garis</text:p>
      <text:p text:style-name="P3"><text:s text:c="3"/>```html</text:p>
      <text:p text:style-name="P3"><text:s text:c="3"/>&lt;table border="1"&gt;...&lt;/table&gt;</text:p>
      <text:p text:style-name="P3"><text:s text:c="3"/>```</text:p>
      <text:p text:style-name="P3"><text:soft-page-break/></text:p>
      <text:p text:style-name="P3">**4.2 Pengaturan dengan CSS**</text:p>
      <text:p text:style-name="P3">```css</text:p>
      <text:p text:style-name="P3">table {</text:p>
      <text:p text:style-name="P3"><text:s text:c="2"/>border-collapse: collapse;</text:p>
      <text:p text:style-name="P3"><text:s text:c="2"/>border: 1px solid #ddd;</text:p>
      <text:p text:style-name="P3">}</text:p>
      <text:p text:style-name="P3"/>
      <text:p text:style-name="P3">td, th {</text:p>
      <text:p text:style-name="P3"><text:s text:c="2"/>border: 1px solid #ddd;</text:p>
      <text:p text:style-name="P3"><text:s text:c="2"/>padding: 8px;</text:p>
      <text:p text:style-name="P3">}</text:p>
      <text:p text:style-name="P3">```</text:p>
      <text:p text:style-name="P3"/>
      <text:p text:style-name="P3">**4.3 Best Practice**</text:p>
      <text:p text:style-name="P3">- Gunakan `border-collapse` untuk garis rapi</text:p>
      <text:p text:style-name="P3">- Hindari penggunaan border untuk layout</text:p>
      <text:p text:style-name="P3">- Prioritaskan CSS untuk styling</text:p>
      <text:p text:style-name="P3"/>
      <text:p text:style-name="P3">---</text:p>
      <text:p text:style-name="P3"/>
      <text:p text:style-name="P3">KESIMPULAN</text:p>
      <text:p text:style-name="P3">1. Landing page memerlukan struktur komponen yang jelas</text:p>
      <text:p text:style-name="P3">2. Meta tag penting untuk SEO dan tampilan</text:p>
      <text:p text:style-name="P3">3. Tag div merupakan fondasi layout modern</text:p>
      <text:p text:style-name="P3">4. Border tabel sebaiknya hanya untuk data tabular</text:p>
      <text:p text:style-name="P3"/>
      <text:p text:style-name="P3">Saran Implementasi:</text:p>
      <text:p text:style-name="P3">- Gunakan div + CSS untuk layout utama</text:p>
      <text:p text:style-name="P3">- Optimalkan meta tag untuk SEO</text:p>
      <text:p text:style-name="P3">- Batasi penggunaan tabel hanya untuk data</text:p>
      <text:p text:style-name="P3"/>
      <text:p text:style-name="P3">---</text:p>
      <text:p text:style-name="P3"/>
      <text:p text:style-name="P3">Format Dokumen:</text:p>
      <text:p text:style-name="P3">- Tanpa contoh kode berlebihan</text:p>
      <text:p text:style-name="P3">- Penekanan pada penjelasan konseptual</text:p>
      <text:p text:style-name="P3">- Struktur hierarki jelas</text:p>
      <text:p text:style-name="P3">- Siap untuk dicopy ke Word</text:p>
      <text:p text:style-name="P3"/>
      <text:p text:style-name="P3">Lampiran visual dapat ditambahkan untuk memperjelas penjelasan. Materi ini mencakup semua poin yang diminta dengan pendekatan akademis yang tep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2:44:32.630308521</meta:creation-date>
    <dc:date>2025-07-29T13:09:23.281224374</dc:date>
    <meta:editing-duration>PT31S</meta:editing-duration>
    <meta:editing-cycles>1</meta:editing-cycles>
    <meta:document-statistic meta:table-count="0" meta:image-count="0" meta:object-count="0" meta:page-count="3" meta:paragraph-count="103" meta:word-count="376" meta:character-count="2628" meta:non-whitespace-character-count="2270"/>
    <meta:generator>LibreOffice/24.2.7.2$Linux_X86_64 LibreOffice_project/420$Build-2</meta:generator>
  </office:meta>
</office:document-meta>
</file>